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0838D159F5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739cm" style:rel-column-width="10559*"/>
    </style:style>
    <style:style style:name="Tabela1.B" style:family="table-column">
      <style:table-column-properties style:column-width="14.261cm" style:rel-column-width="5497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8pt" officeooo:paragraph-rsid="0000d84e" style:font-size-asian="8pt" style:font-size-complex="8pt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8pt" fo:font-weight="normal" officeooo:paragraph-rsid="000343dd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8pt" fo:font-weight="normal" officeooo:paragraph-rsid="00070e6f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Arial" fo:font-size="10pt" fo:font-weight="bold" officeooo:paragraph-rsid="0000d84e" style:font-size-asian="10pt" style:font-weight-asian="bold" style:font-size-complex="10pt" style:font-weight-complex="bold"/>
    </style:style>
    <style:style style:name="P5" style:family="paragraph" style:parent-style-name="Table_20_Contents">
      <style:text-properties officeooo:paragraph-rsid="0000d84e"/>
    </style:style>
    <style:style style:name="P6" style:family="paragraph" style:parent-style-name="Table_20_Contents">
      <style:paragraph-properties fo:text-align="center" style:justify-single-word="false"/>
      <style:text-properties officeooo:rsid="0000d84e" officeooo:paragraph-rsid="0000d84e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bold" officeooo:rsid="0000d84e" officeooo:paragraph-rsid="0000d84e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Arial" fo:font-size="8pt" fo:font-weight="bold" officeooo:rsid="0000d84e" officeooo:paragraph-rsid="000343dd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Arial" fo:font-size="8pt" fo:font-weight="bold" officeooo:rsid="0000d84e" officeooo:paragraph-rsid="0000d84e" style:font-size-asian="8pt" style:font-weight-asian="bold" style:font-size-complex="8pt" style:font-weight-complex="bold"/>
    </style:style>
    <style:style style:name="P10" style:family="paragraph" style:parent-style-name="Table_20_Contents" style:list-style-name="L1">
      <style:text-properties style:font-name="Arial" fo:font-size="8pt" fo:font-weight="normal" officeooo:rsid="000343dd" officeooo:paragraph-rsid="000a2c9c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8pt" fo:font-weight="normal" officeooo:rsid="000343dd" officeooo:paragraph-rsid="000343dd" style:font-size-asian="8pt" style:font-weight-asian="normal" style:font-size-complex="8pt" style:font-weight-complex="normal"/>
    </style:style>
    <style:style style:name="P12" style:family="paragraph" style:parent-style-name="Table_20_Contents" style:list-style-name="L2">
      <style:paragraph-properties fo:text-align="justify" style:justify-single-word="false"/>
      <style:text-properties style:font-name="Arial" fo:font-size="8pt" fo:font-weight="normal" officeooo:paragraph-rsid="00070e6f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style:font-name="Arial" fo:font-size="10pt" fo:font-weight="bold" officeooo:rsid="0000d84e" officeooo:paragraph-rsid="0000d84e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0a2c9c" style:font-size-asian="12pt" style:font-size-complex="12pt"/>
    </style:style>
    <style:style style:name="T1" style:family="text">
      <style:text-properties style:font-name="Arial" fo:font-weight="normal" officeooo:rsid="0005b276" style:font-weight-asian="normal" style:font-weight-complex="normal"/>
    </style:style>
    <style:style style:name="T2" style:family="text">
      <style:text-properties style:font-name="Arial" fo:font-weight="normal" officeooo:rsid="000343dd" style:font-weight-asian="normal" style:font-weight-complex="normal"/>
    </style:style>
    <style:style style:name="T3" style:family="text">
      <style:text-properties style:font-name="Arial" fo:font-weight="normal" officeooo:rsid="000a2c9c" style:font-weight-asian="normal" style:font-weight-complex="normal"/>
    </style:style>
    <style:style style:name="T4" style:family="text">
      <style:text-properties style:font-name="Arial" fo:font-size="10pt" fo:font-weight="bold" officeooo:rsid="0000d84e" style:font-size-asian="10pt" style:font-weight-asian="bold" style:font-size-complex="10pt" style:font-weight-complex="bold"/>
    </style:style>
    <style:style style:name="T5" style:family="text">
      <style:text-properties officeooo:rsid="0000d84e"/>
    </style:style>
    <style:style style:name="T6" style:family="text">
      <style:text-properties officeooo:rsid="0007967c"/>
    </style:style>
    <style:style style:name="T7" style:family="text">
      <style:text-properties officeooo:rsid="000343dd"/>
    </style:style>
    <style:style style:name="T8" style:family="text">
      <style:text-properties officeooo:rsid="0005b276"/>
    </style:style>
    <style:style style:name="T9" style:family="text">
      <style:text-properties officeooo:rsid="00070e6f"/>
    </style:style>
    <style:style style:name="T10" style:family="text">
      <style:text-properties officeooo:rsid="000a2c9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3">Aplicação</text:p>
          </table:table-cell>
          <table:table-cell table:style-name="Tabela1.B1" office:value-type="string">
            <text:p text:style-name="P8">Processo:</text:p>
            <text:list xml:id="list1821454769520432087" text:style-name="L1">
              <text:list-item>
                <text:p text:style-name="P10"><text:span text:style-name="T10">TOE</text:span> – <text:span text:style-name="T10">Composição da tabela Tipo de Transação de Estoque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4"><text:span text:style-name="T7">A</text:span><text:span text:style-name="T5">ções</text:span></text:p>
          </table:table-cell>
          <table:table-cell table:style-name="Tabela1.B2" office:value-type="string">
            <text:p text:style-name="P11">1. <text:s/>Identificar as solicitações abertas de sua responsabilidade conforme a DA.ADE.001 <text:s/>– Responsáveis de Rotinas e Módulos e caso seja identificado que se trata de outra rotina, alterar a solicitação para a rotina correta.</text:p>
            <text:p text:style-name="P11"/>
            <text:p text:style-name="P2"><text:span text:style-name="T7">2. <text:s/>Confirmar se o tipo da </text:span><text:span text:style-name="T8">solicitação</text:span><text:span text:style-name="T7"> é uma sugestão, customização ou pré-venda e </text:span><text:span text:style-name="T8">classificá-la</text:span><text:span text:style-name="T7"> corretamente e caso seja identificado que se tratar de um incidente <text:s/>(erro), <text:s/>finalizar essa atividade classificando o tipo da demanda como incidente <text:s/>(erro) e encaminhando para o perito do suporte conforme DA.CSE.003 <text:s/>– Responsável por Módulo Suporte, comunicando o motivo da alteração através do autotexto ADE_AT01- Instrução: Alteração de Tipo.</text:span></text:p>
            <text:p text:style-name="P11"/>
            <text:p text:style-name="P3"><text:span text:style-name="T7">3. <text:s/>Entender a necessidade apresentada na </text:span><text:span text:style-name="T8">solicitação</text:span><text:span text:style-name="T7"> <text:s/>(se necessário, entrar em contato com o solicitante <text:s/>para maiores esclarecimentos sobre o assunto) <text:s/>e avaliar: o tipo da </text:span><text:span text:style-name="T8">solicitação</text:span><text:span text:style-name="T7">, a viabilidade na implementação para o negócio e possível existência de alternativa no sistema.</text:span></text:p>
            <text:p text:style-name="P11"/>
            <text:list xml:id="list1838484007819458269" text:style-name="L2">
              <text:list-item>
                <text:p text:style-name="P12"><text:span text:style-name="T7">Caso a </text:span><text:span text:style-name="T8">solicitação</text:span><text:span text:style-name="T7"> seja uma pré-venda, customização já negociada na venda ou uma customização ou sugestão viável para implementação, mudar o estágio da demanda para “</text:span><text:span text:style-name="T9">S</text:span><text:span text:style-name="T8">olicitação</text:span><text:span text:style-name="T7"> Aceita” no sistema (</text:span><text:span text:style-name="T9">MANTIS</text:span><text:span text:style-name="T7">). </text:span></text:p>
              </text:list-item>
              <text:list-item>
                <text:p text:style-name="P12"><text:span text:style-name="T7">Caso a </text:span><text:span text:style-name="T8">solicitação</text:span><text:span text:style-name="T7"> seja uma customização ou sugestão inviável para implementação ou exista uma alternativa no sistema, <text:s/>mudar o estágio da demanda para “ </text:span><text:span text:style-name="T9">S</text:span><text:span text:style-name="T8">olicitação</text:span><text:span text:style-name="T7"> Não Aceita” no sistema (</text:span><text:span text:style-name="T9">MANTIS</text:span><text:span text:style-name="T7">). </text:span></text:p>
              </text:list-item>
              <text:list-item>
                <text:p text:style-name="P12"><text:span text:style-name="T7">Caso seja uma </text:span><text:span text:style-name="T8">solicitação</text:span><text:span text:style-name="T7"> de pré-venda inviável para </text:span><text:span text:style-name="T9">implementação</text:span><text:span text:style-name="T7">, ou exista uma alternativa no sistema, mudar o estágio da </text:span><text:span text:style-name="T8">solicitação</text:span><text:span text:style-name="T7"> para </text:span><text:span text:style-name="T9">S</text:span><text:span text:style-name="T8">olicitação</text:span><text:span text:style-name="T7"> Não Aceitar no sistema (</text:span><text:span text:style-name="T9">MANTIS</text:span><text:span text:style-name="T7">), inserir registro na </text:span><text:span text:style-name="T8">solicitação</text:span><text:span text:style-name="T7"> (chamado) conforme auto-texto ADE_AT09 - <text:s/>Encerramento Pre-Venda encaminhando para PMO sobre responsabilidade de Gerentes de Projetos;</text:span></text:p>
              </text:list-item>
            </text:list>
          </table:table-cell>
        </table:table-row>
        <table:table-row>
          <table:table-cell table:style-name="Tabela1.A2" table:number-rows-spanned="2" office:value-type="string">
            <text:p text:style-name="P13">Entradas</text:p>
          </table:table-cell>
          <table:table-cell table:style-name="Tabela1.B2" office:value-type="string">
            <text:p text:style-name="P9">Critérios: </text:p>
          </table:table-cell>
        </table:table-row>
        <table:table-row>
          <table:covered-table-cell/>
          <table:table-cell table:style-name="Tabela1.B2" office:value-type="string">
            <text:p text:style-name="P9">Insumos:</text:p>
          </table:table-cell>
        </table:table-row>
        <table:table-row>
          <table:table-cell table:style-name="Tabela1.A2" table:number-rows-spanned="2" office:value-type="string">
            <text:p text:style-name="P13">Saídas</text:p>
          </table:table-cell>
          <table:table-cell table:style-name="Tabela1.B2" office:value-type="string">
            <text:p text:style-name="P9">Critérios:</text:p>
          </table:table-cell>
        </table:table-row>
        <table:table-row>
          <table:covered-table-cell/>
          <table:table-cell table:style-name="Tabela1.B2" office:value-type="string">
            <text:p text:style-name="P9">Produtos:</text:p>
          </table:table-cell>
        </table:table-row>
        <table:table-row>
          <table:table-cell table:style-name="Tabela1.B2" table:number-columns-spanned="2" office:value-type="string">
            <text:p text:style-name="P5"><text:span text:style-name="T4">Responsáveis</text:span><text:span text:style-name="T5">: Analista de Negócios – AN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7cm" style:rel-column-width="13374*"/>
    </style:style>
    <style:style style:name="Tabela2.B" style:family="table-column">
      <style:table-column-properties style:column-width="10.359cm" style:rel-column-width="39934*"/>
    </style:style>
    <style:style style:name="Tabela2.C" style:family="table-column">
      <style:table-column-properties style:column-width="3.171cm" style:rel-column-width="1222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size="12pt" officeooo:paragraph-rsid="000a2c9c" style:font-size-asian="12pt" style:font-size-complex="12pt"/>
    </style:style>
    <style:style style:name="MP2" style:family="paragraph" style:parent-style-name="Table_20_Contents">
      <style:paragraph-properties fo:text-align="center" style:justify-single-word="false"/>
      <style:text-properties officeooo:rsid="0000d84e" officeooo:paragraph-rsid="0000d84e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8pt" officeooo:paragraph-rsid="0000d84e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bold" officeooo:rsid="0000d84e" officeooo:paragraph-rsid="0000d84e" style:font-size-asian="8pt" style:font-weight-asian="bold" style:font-size-complex="8pt" style:font-weight-complex="bold"/>
    </style:style>
    <style:style style:name="MT1" style:family="text">
      <style:text-properties style:font-name="Arial" fo:font-weight="normal" officeooo:rsid="0005b276" style:font-weight-asian="normal" style:font-weight-complex="normal"/>
    </style:style>
    <style:style style:name="MT2" style:family="text">
      <style:text-properties style:font-name="Arial" fo:font-weight="normal" officeooo:rsid="000343dd" style:font-weight-asian="normal" style:font-weight-complex="normal"/>
    </style:style>
    <style:style style:name="MT3" style:family="text">
      <style:text-properties style:font-name="Arial" fo:font-weight="normal" officeooo:rsid="000a2c9c" style:font-weight-asian="normal" style:font-weight-complex="normal"/>
    </style:style>
    <style:style style:name="MT4" style:family="text">
      <style:text-properties officeooo:rsid="0000d84e"/>
    </style:style>
    <style:style style:name="MT5" style:family="text">
      <style:text-properties officeooo:rsid="0007967c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82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Table_20_Contents"><draw:frame draw:style-name="Mfr1" draw:name="figuras1" text:anchor-type="paragraph" svg:width="3.018cm" svg:height="1.284cm" draw:z-index="0"><draw:image xlink:href="Pictures/1000000000000114000000838D159F5D.jpg" xlink:type="simple" xlink:show="embed" xlink:actuate="onLoad"/></draw:frame></text:p>
            </table:table-cell>
            <table:table-cell table:style-name="Tabela2.A1" office:value-type="string">
              <text:p text:style-name="MP1"><text:span text:style-name="MT1">Entender</text:span><text:span text:style-name="MT2"> </text:span><text:span text:style-name="MT3">Tipo de Transação de Estoque</text:span></text:p>
              <text:p text:style-name="MP2"/>
              <text:p text:style-name="MP3"><text:span text:style-name="MT4">Projeto d</text:span><text:span text:style-name="MT5">e</text:span><text:span text:style-name="MT4"> Qualidade</text:span></text:p>
            </table:table-cell>
            <table:table-cell table:style-name="Tabela2.C1" office:value-type="string">
              <text:p text:style-name="MP4"/>
              <text:p text:style-name="MP4"><text:file-name text:display="name-and-extension">pop.toe.001.odt</text:file-name></text:p>
              <text:p text:style-name="MP4">V 1.0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4:50:07.18</meta:creation-date>
    <dc:date>2013-06-11T14:08:23.33</dc:date>
    <meta:editing-duration>PT2H39M10S</meta:editing-duration>
    <meta:editing-cycles>5</meta:editing-cycles>
    <meta:generator>LibreOffice/4.0.3.3$Windows_x86 LibreOffice_project/0eaa50a932c8f2199a615e1eb30f7ac74279539</meta:generator>
    <meta:print-date>2013-06-07T16:46:57.45</meta:print-date>
    <meta:document-statistic meta:table-count="2" meta:image-count="1" meta:object-count="0" meta:page-count="1" meta:paragraph-count="21" meta:word-count="284" meta:character-count="1958" meta:non-whitespace-character-count="1679"/>
  </office:meta>
</office:document-meta>
</file>